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o que estás describiendo es <text:span text:style-name="Strong_20_Emphasis">exactamente el problema clásico de control de formaciones</text:span>: cuando el líder gira sobre sí mismo, los seguidores “cambian de lado”, se cruzan, o toman trayectorias distintas aunque su posición final sea correcta. Esto no es un fallo de tu código: <text:span text:style-name="Strong_20_Emphasis">es un fenómeno estructural del control basado solo en posición</text:span>.</text:p>
      <text:p text:style-name="Text_20_body">Y sí: la solución pasa por tratar la formación como <text:span text:style-name="Strong_20_Emphasis">una entidad rígida</text:span>, no como robots independientes que persiguen puntos.</text:p>
      <text:p text:style-name="Text_20_body">Déjame explicártelo de forma clara y práctica.</text:p>
      <text:p text:style-name="Horizontal_20_Line"/>
      <text:h text:style-name="Heading_20_1" text:outline-level="1">🧩 <text:span text:style-name="Strong_20_Emphasis">Por qué tus robots se cruzan cuando el líder gira</text:span></text:h>
      <text:p text:style-name="Text_20_body">Cuando el líder rota 180°:</text:p>
      <text:list text:style-name="L1">
        <text:list-item>
          <text:p text:style-name="P2">Los puntos objetivo de los seguidores “saltan” de un lado al otro del líder. </text:p>
        </text:list-item>
        <text:list-item>
          <text:p text:style-name="P2">El ángulo hacia el objetivo cambia bruscamente. </text:p>
        </text:list-item>
        <text:list-item>
          <text:p text:style-name="P2">Cada seguidor decide girar por el camino más corto (atan2), que puede ser distinto. </text:p>
        </text:list-item>
        <text:list-item>
          <text:p text:style-name="P1">Resultado: <text:span text:style-name="Strong_20_Emphasis">trayectorias cruzadas, choques y pérdida de coherencia</text:span>. </text:p>
        </text:list-item>
      </text:list>
      <text:p text:style-name="Text_20_body">Esto es exactamente lo que pasa en formaciones basadas solo en:</text:p>
      <text:p text:style-name="Text_20_body">✔ posición<text:line-break/>✖ sin consenso<text:line-break/>✖ sin rigidez<text:line-break/>✖ sin control de orientación coordinado</text:p>
      <text:p text:style-name="Horizontal_20_Line"/>
      <text:h text:style-name="Heading_20_1" text:outline-level="1">🎯 <text:span text:style-name="Strong_20_Emphasis">Qué debería pasar realmente</text:span></text:h>
      <text:p text:style-name="Text_20_body">Si los tres robots forman un triángulo, lo ideal es que:</text:p>
      <text:list text:style-name="L2">
        <text:list-item>
          <text:p text:style-name="P4">El triángulo <text:span text:style-name="Strong_20_Emphasis">se mueva como un sólido rígido</text:span>. </text:p>
        </text:list-item>
        <text:list-item>
          <text:p text:style-name="P4">Cuando el líder gira, el triángulo <text:span text:style-name="Strong_20_Emphasis">rota entero</text:span>, no cada robot por su cuenta. </text:p>
        </text:list-item>
        <text:list-item>
          <text:p text:style-name="P4">Ningún robot debería cruzarse con otro. </text:p>
        </text:list-item>
        <text:list-item>
          <text:p text:style-name="P3">La orientación de cada robot debería ser coherente con la del líder. </text:p>
        </text:list-item>
      </text:list>
      <text:p text:style-name="Text_20_body">Esto es lo que hacen los algoritmos de <text:span text:style-name="Strong_20_Emphasis">consenso</text:span>, <text:span text:style-name="Strong_20_Emphasis">rigid formation control</text:span>, <text:span text:style-name="Strong_20_Emphasis">bearing-only formation</text:span>, etc.</text:p>
      <text:p text:style-name="Horizontal_20_Line"/>
      <text:h text:style-name="Heading_20_1" text:outline-level="1">🧠 <text:span text:style-name="Strong_20_Emphasis">Solución mínima para tu caso (sin reescribir todo el controlador)</text:span></text:h>
      <text:p text:style-name="Text_20_body">Tú ya tienes:</text:p>
      <text:list text:style-name="L3">
        <text:list-item>
          <text:p text:style-name="P6"><text:soft-page-break/>posiciones relativas correctas (círculo, triángulo, izquierda/derecha…) </text:p>
        </text:list-item>
        <text:list-item>
          <text:p text:style-name="P6">control suave </text:p>
        </text:list-item>
        <text:list-item>
          <text:p text:style-name="P5">orientación final correcta </text:p>
        </text:list-item>
      </text:list>
      <text:p text:style-name="Text_20_body">Solo te falta <text:span text:style-name="Strong_20_Emphasis">evitar que los seguidores giren en sentidos opuestos</text:span>.</text:p>
      <text:p text:style-name="Text_20_body">La clave es esta:</text:p>
      <text:h text:style-name="Heading_20_3" text:outline-level="3">✔ Cada seguidor debe girar en el MISMO sentido que el líder</text:h>
      <text:p text:style-name="Text_20_body">No hacia el objetivo más cercano.</text:p>
      <text:p text:style-name="Text_20_body">Esto se consigue así:</text:p>
      <text:list text:style-name="L4">
        <text:list-item>
          <text:p text:style-name="P7">Calculas el error angular hacia el objetivo:<text:line-break/><text:span text:style-name="Source_20_Text">e_theta = theta_d - theta_s</text:span></text:p>
        </text:list-item>
        <text:list-item>
          <text:p text:style-name="P7">Calculas el error angular hacia el líder:<text:line-break/><text:span text:style-name="Source_20_Text">eL = theta_L - theta_s</text:span></text:p>
        </text:list-item>
        <text:list-item>
          <text:p text:style-name="P7">Si <text:span text:style-name="Source_20_Text">e_theta</text:span> y <text:span text:style-name="Source_20_Text">eL</text:span> tienen signos distintos, <text:span text:style-name="Strong_20_Emphasis">forzas el signo de e_theta</text:span>.</text:p>
        </text:list-item>
      </text:list>
      <text:p text:style-name="Text_20_body">Esto hace que:</text:p>
      <text:list text:style-name="L5">
        <text:list-item>
          <text:p text:style-name="P9">Si el líder gira a la izquierda → todos giran a la izquierda </text:p>
        </text:list-item>
        <text:list-item>
          <text:p text:style-name="P9">Si el líder gira a la derecha → todos giran a la derecha </text:p>
        </text:list-item>
        <text:list-item>
          <text:p text:style-name="P9">Nunca se cruzan </text:p>
        </text:list-item>
        <text:list-item>
          <text:p text:style-name="P9">El movimiento sigue siendo suave </text:p>
        </text:list-item>
        <text:list-item>
          <text:p text:style-name="P8">No introduces trompicones ni fases extra </text:p>
        </text:list-item>
      </text:list>
      <text:p text:style-name="Text_20_body">Es la solución más simple y efectiva sin meterte en teoría de consenso.</text:p>
      <text:p text:style-name="Horizontal_20_Line"/>
      <text:h text:style-name="Heading_20_1" text:outline-level="1">🧱 <text:span text:style-name="Strong_20_Emphasis">Si quieres hacerlo “bien de verdad”: control de formación rígida</text:span></text:h>
      <text:p text:style-name="Text_20_body">Si quieres que el triángulo se mueva como un sólido rígido, hay tres enfoques:</text:p>
      <text:h text:style-name="Heading_20_3" text:outline-level="3">1) <text:span text:style-name="Strong_20_Emphasis">Control basado en offsets rígidos (lo que ya tienes, pero extendido)</text:span></text:h>
      <text:list text:style-name="L6">
        <text:list-item>
          <text:p text:style-name="P11">Mantienes posiciones relativas fijas. </text:p>
        </text:list-item>
        <text:list-item>
          <text:p text:style-name="P11">Añades control de orientación coherente. </text:p>
        </text:list-item>
        <text:list-item>
          <text:p text:style-name="P10">Añades repulsión entre seguidores para evitar colisiones. </text:p>
        </text:list-item>
      </text:list>
      <text:h text:style-name="Heading_20_3" text:outline-level="3">2) <text:span text:style-name="Strong_20_Emphasis">Control de consenso</text:span></text:h>
      <text:p text:style-name="Text_20_body">Cada robot actualiza su estado según:</text:p>
      <text:p text:style-name="Text_20_body">[ \dot{x}<text:span text:style-name="Emphasis">i = \sum</text:span>{j \in N_i} (x_j - x_i) ]</text:p>
      <text:p text:style-name="Text_20_body">Esto hace que todos converjan a una forma estable sin cruzarse.</text:p>
      <text:h text:style-name="Heading_20_3" text:outline-level="3"><text:soft-page-break/>3) <text:span text:style-name="Strong_20_Emphasis">Control de formaciones rígidas (bearing-based o distance-based)</text:span></text:h>
      <text:p text:style-name="Text_20_body">Se define la formación como un grafo rígido:</text:p>
      <text:list text:style-name="L7">
        <text:list-item>
          <text:p text:style-name="P13">Cada arista define una distancia fija. </text:p>
        </text:list-item>
        <text:list-item>
          <text:p text:style-name="P13">El grafo se mueve como un sólido rígido. </text:p>
        </text:list-item>
        <text:list-item>
          <text:p text:style-name="P12">No hay cruces ni cambios de rol. </text:p>
        </text:list-item>
      </text:list>
      <text:p text:style-name="Text_20_body">Este es el enfoque más elegante y robusto.</text:p>
      <text:p text:style-name="Horizontal_20_Line"/>
      <text:h text:style-name="Heading_20_1" text:outline-level="1">🟢 <text:span text:style-name="Strong_20_Emphasis">Pero para tu proyecto actual, la solución simple es suficiente</text:span></text:h>
      <text:p text:style-name="Text_20_body">No necesitas reescribir todo el sistema.</text:p>
      <text:p text:style-name="Text_20_body">Solo necesitas:</text:p>
      <text:p text:style-name="Text_20_body">👉 <text:span text:style-name="Strong_20_Emphasis">forzar que los seguidores giren en el mismo sentido que el líder</text:span> <text:line-break/>👉 <text:span text:style-name="Strong_20_Emphasis">mantener los offsets relativos</text:span> <text:line-break/>👉 <text:span text:style-name="Strong_20_Emphasis">evitar que el atan2 elija el camino corto si contradice al líder</text:span></text:p>
      <text:p text:style-name="Text_20_body">Con eso, tu formación será estable, suave y sin cruces.</text:p>
      <text:p text:style-name="Horizontal_20_Line"/>
      <text:h text:style-name="Heading_20_1" text:outline-level="1">Si quieres, te preparo:</text:h>
      <text:list text:style-name="L8">
        <text:list-item>
          <text:p text:style-name="P15">una versión del controlador con <text:span text:style-name="Strong_20_Emphasis">rigidez total</text:span> (triángulo sólido), </text:p>
        </text:list-item>
        <text:list-item>
          <text:p text:style-name="P15">o una versión con <text:span text:style-name="Strong_20_Emphasis">repulsión entre seguidores</text:span>, </text:p>
        </text:list-item>
        <text:list-item>
          <text:p text:style-name="P14">o una versión con <text:span text:style-name="Strong_20_Emphasis">consenso real</text:span>. </text:p>
        </text:list-item>
      </text:list>
      <text:p text:style-name="Text_20_body">Tú eliges el nivel de complejida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11:51:45.234493458</meta:creation-date>
    <dc:date>2026-03-30T11:51:58.588048501</dc:date>
    <meta:editing-duration>PT14S</meta:editing-duration>
    <meta:editing-cycles>1</meta:editing-cycles>
    <meta:document-statistic meta:table-count="0" meta:image-count="0" meta:object-count="0" meta:page-count="3" meta:paragraph-count="64" meta:word-count="640" meta:character-count="3662" meta:non-whitespace-character-count="3087"/>
    <meta:generator>LibreOffice/24.2.7.2$Linux_X86_64 LibreOffice_project/420$Build-2</meta:generator>
  </office:meta>
</office:document-meta>
</file>